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ff0000"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ff0000"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C1; MP2 - I feel I sh9uld jump in here at this m9ment, 6ef9re this escalates any further, and we start thr9wing ar9und hateful rhet9ric that we can't take 6ack.</text:p>
      <text:p text:style-name="P1">Mituna, I kn9w y9u 9ften struggle with this, 6ut y9u just used an extremely der9gat9ry and hurtful caste-specific slur, which as y9u pr96a6ly kn9w was 9nce c9mm9nly used t9 disparage sea-dwelling mem6ers 9f 9ur s9ciety, 9r land-dwelling castes wh9 were especially c9mplicit in furthering the 9ppressive Fuscia-D9wn p9wer structure. N9w, we all need t9 realize that R9yal-Vs and th9se rare few wh9 are even higher such as Meenah, as mem6ers 9f the arist9cracy enj9y a tremend9us p9siti9n 9f privilege 9ver 9thers, and theref9re we cann9t view such ver6al transgressi9ns against them as equivalent t9 th9se targeting the underprivileged, 6ut it needs t9 6e p9inted 9ut that such radi9active language is a6s9lutely the w9rst kind 9f well-p9is9ning which is n9thing 6ut c9unterpr9ductive when 9thers are trying t9 pursue an h9nest dial9gue a69ut critically imp9rtant s9cial pr96lems.</text:p>
      <text:p text:style-name="P1">And Meenah, while I can understand y9ur frustrati9n 9ver 6eing ver6ally assaulted under any circumstance, it is incum6ent 9n me t9 remind y9u that Mituna requires a certain am9unt 9f special c9nsiderati9n and m9re than a little patience. Please try t9 resist taking his 6ait, which I'm guessing is m9stly well intended(?), 6ef9re its c9ntenti9us undert9w pulls y9u further int9 an exchange laden with deeply pr96lematic expressi9ns 9f a6leism, a6leist slurs, and 9ther such manifestati9ns 9f unc9nsci9na6ly unchecked a6ility privilege.</text:p>
      <text:p text:style-name="P1">9n the 9ther hand, if I'm 6eing h9nest, I've f9und Mituna's entire existence t9 6e a pretty pr96lematic impediment t9 the advancement and 9verall awareness 9f a6leism and its painful manif9ld c9nsequences f9r una6ilitied pers9ns. The speech impediment, frankly, I c9uld d9 with9ut, and I'm 6y n9 means ecstatic 9ver his t9rrential 6ig9try and h9stility. 9n the 9ne hand, I want t9 6e sensitive t9 him as a pers9n and as a friend, 6ut 9n the 9ther, what kind 9f message d9es his 6ehavi9r send? And frankly, I'm n9t crazy a69ut the helmet, either.</text:p>
      <text:p text:style-name="P1">N9thing, friend, it's a really c99l helmet and it's a g99d l99k f9r y9u. 6ut are we n9w t9 assume that all th9se wh9 are stricken with y9ur particular disadvantage9n will 6e similarly pr9ne t9 require such headgear, due t9 falling d9wn and hitting their heads frequently?</text:p>
      <text:p text:style-name="P1"><text:soft-page-break/>9h, I kn9w y9u d9, and I think y9u sh9uld c9ntinue wearing it f9r y9ur safety, particularly if y9u c9ntinue t9 insist 9n fl9undering a69ut 9n y9ur danger9us t9y. It's m9re a69ut the unf9rtunate message y9u are sending 9verall, with certain aspects 9f y9ur pers9nality and existence, that's all. </text:p>
      <text:p text:style-name="P1">As a friend, I w9uldn't want t9 change anything a69ut y9u, well, n9t m9st things. I just think y9u may n9t 6e d9ing y9urself 9r th9se wh9 are similarly disadvantaged any fav9rs with, what I'm h9ping, is a perfectly inn9cent array 9f traits and mannerisms. 8ut again, I say this with all due sensitivity.</text:p>
      <text:p text:style-name="P1">_</text:p>
      <text:p text:style-name="P1">MP3; CA1 - I feel I sh9uld jump in here at this m9ment, Meenah, 6ef9re y9u inadvertently shame Cr9nus f9r his extremely delicate feelings 9f species dysph9ria.</text:p>
      <text:p text:style-name="P1">Listen, I was d9ing y9u a fav9r. Y9u d9n't need t9 6e dating any9ne wh9 can't appreciate y9u f9r wh9 y9u really are, 9r m9re imp9rtantly, which fantasy versi9n 9f y9urself y9u m9st str9ngly identify with.</text:p>
      <text:p text:style-name="P1">I'd 6e extremely disapp9inted t9 hear that, if it were true. That w9uld 6e such a slap in the face t9 all th9se wh9 kn9w themselves t9 6e an alien while trapped in the pedestrian 69dy 9f their 9wn race. It w9uld 6e unspeaka6ly invalidating 9f their struggles and massively triggering t9 their em9ti9ns.</text:p>
      <text:p text:style-name="P1">6ut f9rtunately, I kn9w y9u w9uld never st99p as l9w as that. Y9u understanda6ly have d9u6ts a69ut y9ur feelings and pr96a6ly d9wnplay them as a defense mechanism, since s9 few are prepared t9 rec9gnize the legitimacy 9f y9ur plight. 6ut I am, and I just wanted y9u t9 kn9w that I'm here f9r y9u, and am prepared t9 lecture t9 y9u extensively, I mean, listen t9 y9u extensively, a69ut y9ur ultra-imp9rtant pr96lem.</text:p>
      <text:p text:style-name="P1">W9nderful. I'm s9 happy y9u have f9und the light 9f truth within y9urself. N9w j9in me in tagging 9ur discussi9n with righte9us warnings, as we c9nsecrate y9ur disadvantage in the h9ly annals 9f Pr96lematics.</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14" meta:word-count="714" meta:character-count="4278"/>
    <meta:generator>OpenOffice/4.1.2$Win32 OpenOffice.org_project/412m3$Build-9782</meta:generator>
  </office:meta>
</office:document-meta>
</file>